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1.404cm"/>
    </style:style>
    <style:style style:name="Tabela1.B" style:family="table-column">
      <style:table-column-properties style:column-width="5.60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1.404cm"/>
    </style:style>
    <style:style style:name="Tabela2.B" style:family="table-column">
      <style:table-column-properties style:column-width="5.60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8.5cm"/>
    </style:style>
    <style:style style:name="Tabela4.B" style:family="table-column">
      <style:table-column-properties style:column-width="8.513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70eb" officeooo:paragraph-rsid="001bf20a"/>
    </style:style>
    <style:style style:name="P2" style:family="paragraph" style:parent-style-name="Standard">
      <style:text-properties officeooo:rsid="000c70eb" officeooo:paragraph-rsid="0021406f"/>
    </style:style>
    <style:style style:name="P3" style:family="paragraph" style:parent-style-name="Standard">
      <style:text-properties officeooo:rsid="001bf20a" officeooo:paragraph-rsid="001bf20a"/>
    </style:style>
    <style:style style:name="P4" style:family="paragraph" style:parent-style-name="Standard">
      <style:paragraph-properties fo:text-align="justify" style:justify-single-word="false"/>
      <style:text-properties officeooo:rsid="001bf20a" officeooo:paragraph-rsid="001bf20a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bf20a" officeooo:paragraph-rsid="001bf20a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bf20a" officeooo:paragraph-rsid="001bf20a" style:font-weight-asian="bold" style:font-weight-complex="bold"/>
    </style:style>
    <style:style style:name="P7" style:family="paragraph" style:parent-style-name="Standard">
      <style:text-properties fo:font-weight="bold" officeooo:rsid="0021406f" officeooo:paragraph-rsid="0021406f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bf20a" officeooo:paragraph-rsid="001bf20a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cea66" officeooo:paragraph-rsid="001cea6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rsid="001cea66" officeooo:paragraph-rsid="001cea66"/>
    </style:style>
    <style:style style:name="P11" style:family="paragraph" style:parent-style-name="Standard">
      <style:paragraph-properties fo:text-align="justify" style:justify-single-word="false"/>
      <style:text-properties officeooo:rsid="001df901" officeooo:paragraph-rsid="001df901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5f97" officeooo:paragraph-rsid="001f5f9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5f97" officeooo:paragraph-rsid="0021406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officeooo:paragraph-rsid="001feb9c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paragraph-rsid="001f5f9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officeooo:rsid="001f5f97" officeooo:paragraph-rsid="001f5f97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officeooo:rsid="001feb9c" officeooo:paragraph-rsid="001feb9c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officeooo:rsid="0002b1bb" officeooo:paragraph-rsid="0021406f"/>
    </style:style>
    <style:style style:name="P21" style:family="paragraph" style:parent-style-name="Standard">
      <style:text-properties officeooo:rsid="0021406f" officeooo:paragraph-rsid="0021406f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2b1bb" officeooo:paragraph-rsid="0021406f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1406f" officeooo:paragraph-rsid="0021406f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officeooo:rsid="0002b1bb" officeooo:paragraph-rsid="0021406f"/>
    </style:style>
    <style:style style:name="P25" style:family="paragraph" style:parent-style-name="Table_20_Contents">
      <style:paragraph-properties fo:text-align="justify" style:justify-single-word="false"/>
      <style:text-properties officeooo:rsid="00046db0" officeooo:paragraph-rsid="0021406f"/>
    </style:style>
    <style:style style:name="P26" style:family="paragraph" style:parent-style-name="Table_20_Contents">
      <style:paragraph-properties fo:text-align="justify" style:justify-single-word="false"/>
      <style:text-properties officeooo:rsid="0021406f" officeooo:paragraph-rsid="0021406f"/>
    </style:style>
    <style:style style:name="P27" style:family="paragraph" style:parent-style-name="Table_20_Contents">
      <style:text-properties officeooo:rsid="0021406f" officeooo:paragraph-rsid="0021406f"/>
    </style:style>
    <style:style style:name="P28" style:family="paragraph" style:parent-style-name="Table_20_Contents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Liberation Serif" fo:font-size="12pt" officeooo:rsid="0002b1bb" officeooo:paragraph-rsid="0022c234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Liberation Serif" fo:font-size="12pt" officeooo:rsid="0022c234" officeooo:paragraph-rsid="0022c234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1406f" officeooo:paragraph-rsid="002187b1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187b1" officeooo:paragraph-rsid="002187b1" style:font-size-asian="12pt" style:font-weight-asian="bold" style:font-size-complex="12pt" style:font-weight-complex="bold"/>
    </style:style>
    <style:style style:name="T1" style:family="text">
      <style:text-properties officeooo:rsid="001cea66"/>
    </style:style>
    <style:style style:name="T2" style:family="text">
      <style:text-properties officeooo:rsid="001da82a"/>
    </style:style>
    <style:style style:name="T3" style:family="text">
      <style:text-properties officeooo:rsid="001e4a11"/>
    </style:style>
    <style:style style:name="T4" style:family="text">
      <style:text-properties officeooo:rsid="001f5f97"/>
    </style:style>
    <style:style style:name="T5" style:family="text">
      <style:text-properties officeooo:rsid="001feb9c"/>
    </style:style>
    <style:style style:name="T6" style:family="text">
      <style:text-properties officeooo:rsid="00046db0"/>
    </style:style>
    <style:style style:name="T7" style:family="text">
      <style:text-properties officeooo:rsid="0021406f"/>
    </style:style>
    <style:style style:name="T8" style:family="text">
      <style:text-properties officeooo:rsid="0022c2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e Vladimir.</text:p>
      <text:p text:style-name="P1"/>
      <text:p text:style-name="P5">RETROSPECTIVA SPRINT 2</text:p>
      <text:p text:style-name="P3"/>
      <text:p text:style-name="P6">Análise da reunião de review com o PO:</text:p>
      <text:p text:style-name="P4">- Pontos fortes a serem mantidos:</text:p>
      <text:p text:style-name="P10">O que foi desenvolvido atende aos requisitos estabelecidos pelo P.O.</text:p>
      <text:p text:style-name="P11">O design é limpo.</text:p>
      <text:p text:style-name="P11">O produto é intuitivo (relacionado a utilização).</text:p>
      <text:p text:style-name="P4"/>
      <text:p text:style-name="P4">- Quais problemas foram identificados e como resolver?</text:p>
      <text:p text:style-name="P10">Problemas de layout <text:span text:style-name="T3">(posicionamento de botões, formato da data e identificação do usuário logado).</text:span></text:p>
      <text:p text:style-name="P4"/>
      <text:p text:style-name="P6">Análise do sprint backlog – Refatoração do sprint backlog:</text:p>
      <text:p text:style-name="P8">- A quebra das histórias em tarefas poderia ser melhor realizada?</text:p>
      <text:p text:style-name="P9">Sim, algumas tarefas poderiam ter sido melhor quebradas <text:span text:style-name="T2">e outras agrupadas.</text:span></text:p>
      <text:p text:style-name="P8"/>
      <text:p text:style-name="P8">-Houver<text:span text:style-name="T2">am</text:span> <text:s/>tarefas adicionadas ao longo da sprint?</text:p>
      <text:p text:style-name="P9">Não.</text:p>
      <text:p text:style-name="P8"/>
      <text:p text:style-name="P8">-Houveram tarefas que não foram realizadas?</text:p>
      <text:p text:style-name="P9">Não.</text:p>
      <text:p text:style-name="P8"/>
      <text:p text:style-name="P6">Análise da qualidade do código – Refatoração do código:</text:p>
      <text:p text:style-name="P8"/>
      <text:p text:style-name="P8">-Podemos melhorar a qualidade do código gerado?</text:p>
      <text:p text:style-name="P9">Sim, inserindo mais comentários no código.</text:p>
      <text:p text:style-name="P8"/>
      <text:p text:style-name="P8">-Podemos criar um padrão para o time?</text:p>
      <text:p text:style-name="P9">O time já segue um padrão ditado pelo framework de estilo.</text:p>
      <text:p text:style-name="P8"/>
      <text:p text:style-name="P6">Análise do processo de testes:</text:p>
      <text:p text:style-name="P6"/>
      <text:p text:style-name="P8">-O processo de testes foi eficiente?</text:p>
      <text:p text:style-name="P9">Sim, pois foi possível identificar e corrigir problemas antes da entrega ao P.O.</text:p>
      <text:p text:style-name="P8"/>
      <text:p text:style-name="P8">-Tiveram tarefas que não passaram nos testes? O que ocorreu? Quem corrigiu?</text:p>
      <text:p text:style-name="P9">Sim. <text:span text:style-name="T2">Pequenos erros de implementação. Os erros foram corrigidos pelo integrante do time que os identificou. </text:span></text:p>
      <text:p text:style-name="P8"/>
      <text:p text:style-name="P6">Análise dos impedimentos:</text:p>
      <text:p text:style-name="P8"/>
      <text:p text:style-name="P8">-Quais impedimentos ocorreram? Porquê ocorreram? Como foram resolvidos?</text:p>
      <text:p text:style-name="P8"><text:span text:style-name="T1">Houve um impedimento devido ao atraso ocorrido no desenvolvimento da tarefa relacionada às sessões. Foi aguardado o término do desenvolvimento da tarefa que impedia a continuidade do desenvolvimento.</text:span></text:p>
      <text:p text:style-name="P8"/>
      <text:p text:style-name="P19">Capacidade de produção:</text:p>
      <text:p text:style-name="P14">– Assumimos muito ou poucas histórias como meta para a sprint?</text:p>
      <text:p text:style-name="P17"><text:soft-page-break/>Assumimos uma quantidade boa de histórias para a sprint.</text:p>
      <text:p text:style-name="P17"/>
      <text:p text:style-name="P19">Tempo de desenvolvimento das estimativas:</text:p>
      <text:p text:style-name="P14">-Fomos muito otimistas ou pessimistas com as estimativas?</text:p>
      <text:p text:style-name="P17">De forma geral fomos pessimistas. Todavia, em algumas fomos extremamente otimistas.</text:p>
      <text:p text:style-name="P14"/>
      <text:p text:style-name="P19">Desempenho do time:</text:p>
      <text:p text:style-name="P14">–O que a análise do gráfico burndown <text:span text:style-name="T4">n</text:span>os mostra sobre o noss<text:span text:style-name="T4">o</text:span> <text:span text:style-name="T4">d</text:span>esempenho?</text:p>
      <text:p text:style-name="P17">Que conseguimos concluir todas as tarefas dentro do tempo correto, mas houve certa demora para concluirmos tarefas devido ao tamanho das mesmas.</text:p>
      <text:p text:style-name="P14"/>
      <text:p text:style-name="P14">–Como aumentar nossa velocidade sem comprometer a qualidade?</text:p>
      <text:p text:style-name="P17">Dividindo as tarefas em tarefas menores.</text:p>
      <text:p text:style-name="P14"/>
      <text:p text:style-name="P19">Análise da eficiência da programação pareada:</text:p>
      <text:p text:style-name="P14">–A programação pareada foi eficiente?</text:p>
      <text:p text:style-name="P17">Não realizamos programação pareada nessa sprint.</text:p>
      <text:p text:style-name="P14"/>
      <text:p text:style-name="P14">–O que mudar, o que melhorar e o que manter?</text:p>
      <text:p text:style-name="P15"><text:span text:style-name="T5">Pode ser mantido o fato de se utilizar a programação pareada somente para fins de disseminação de conhecimento.</text:span></text:p>
      <text:p text:style-name="P14"/>
      <text:p text:style-name="P19">Análise de problemas de recursos humanos:</text:p>
      <text:p text:style-name="P14">–Comportamento<text:span text:style-name="T4">s</text:span> do time que contribuíram na execução do projeto?</text:p>
      <text:p text:style-name="P17">Agilidade na busca por novos conhecimentos.</text:p>
      <text:p text:style-name="P17">Pró-atividade. </text:p>
      <text:p text:style-name="P17">Tomada rápida de decisões em time.</text:p>
      <text:p text:style-name="P14"/>
      <text:p text:style-name="P16">–Comportamento<text:span text:style-name="T4">s</text:span> do time que prejudicaram na execução do projeto?</text:p>
      <text:p text:style-name="P17">Não houve nenhum.</text:p>
      <text:p text:style-name="P16"/>
      <text:p text:style-name="P14">–Problemas com membros específicos da equipe?</text:p>
      <text:p text:style-name="P17">Não.</text:p>
      <text:p text:style-name="P14"/>
      <text:p text:style-name="P19">Análise das métricas utilizadas:</text:p>
      <text:p text:style-name="P14">-Precisamos incluir novas métricas ao projeto? Quais? Porquê?</text:p>
      <text:p text:style-name="P18">Pode ser pensada na inclusão de métricas de qualidade e testes.</text:p>
      <text:p text:style-name="P14"/>
      <text:p text:style-name="P14">–Precisarmos excluir métricas ao projeto? Quais? Porquê?</text:p>
      <text:p text:style-name="P12">Não.</text:p>
      <text:p text:style-name="P12"/>
      <text:p text:style-name="P7">Atitudes positivas e pontos fortes a serem mantidos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2"><text:span text:style-name="T7">META ESTABELECIDA DA SPRINT ANTERIOR</text:span></text:p>
            <text:p text:style-name="P23">Pontos fortes a serem mantidos</text:p>
          </table:table-cell>
          <table:table-cell table:style-name="Tabela1.B1" office:value-type="string">
            <text:p text:style-name="P23">Análise do que ocorreu durante a Sprint</text:p>
          </table:table-cell>
        </table:table-row>
        <table:table-row>
          <table:table-cell table:style-name="Tabela1.A2" office:value-type="string">
            <text:p text:style-name="P24">1. Comprometimento do time</text:p>
          </table:table-cell>
          <table:table-cell table:style-name="Tabela1.B2" office:value-type="string">
            <text:p text:style-name="P26">Continuou na Sprint 2</text:p>
          </table:table-cell>
        </table:table-row>
        <table:table-row>
          <table:table-cell table:style-name="Tabela1.A2" office:value-type="string">
            <text:p text:style-name="P24">2. <text:span text:style-name="T6">I</text:span>nteração e tomada de decisões do time <text:span text:style-name="T6">foi organizada e democrática</text:span></text:p>
          </table:table-cell>
          <table:table-cell table:style-name="Tabela1.B2" office:value-type="string">
            <text:p text:style-name="P26">Continuou na Sprint 2</text:p>
          </table:table-cell>
        </table:table-row>
        <table:table-row>
          <table:table-cell table:style-name="Tabela1.A2" office:value-type="string">
            <text:p text:style-name="P24">3. Foco na conclusão de todas as tarefas estipuladas para a Sprint</text:p>
          </table:table-cell>
          <table:table-cell table:style-name="Tabela1.B2" office:value-type="string">
            <text:p text:style-name="P26">Continuou na Sprint 2</text:p>
          </table:table-cell>
        </table:table-row>
        <table:table-row>
          <table:table-cell table:style-name="Tabela1.A2" office:value-type="string">
            <text:p text:style-name="P24">4. Documentação da configuração do ambiente e diagramas foi <text:soft-page-break/>bem escrita</text:p>
          </table:table-cell>
          <table:table-cell table:style-name="Tabela1.B2" office:value-type="string">
            <text:p text:style-name="P26">Continuou na Sprint 2</text:p>
          </table:table-cell>
        </table:table-row>
      </table:table>
      <text:p text:style-name="P2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3">META DA PRÓXIMA SPRINT</text:p>
            <text:p text:style-name="P23">Pontos fortes a serem mantidos e atitudes da equipe a serem fortalecidas</text:p>
          </table:table-cell>
        </table:table-row>
        <table:table-row>
          <table:table-cell table:style-name="Tabela3.A2" office:value-type="string">
            <text:p text:style-name="P24">1. Comprometimento do time</text:p>
          </table:table-cell>
        </table:table-row>
        <table:table-row>
          <table:table-cell table:style-name="Tabela3.A2" office:value-type="string">
            <text:p text:style-name="P24">2. <text:span text:style-name="T6">I</text:span>nteração e tomada de decisões do time <text:span text:style-name="T6">foi organizada e democrática</text:span></text:p>
          </table:table-cell>
        </table:table-row>
        <table:table-row>
          <table:table-cell table:style-name="Tabela3.A2" office:value-type="string">
            <text:p text:style-name="P24">3. Foco na conclusão de todas as tarefas estipuladas para a Sprint</text:p>
          </table:table-cell>
        </table:table-row>
        <table:table-row>
          <table:table-cell table:style-name="Tabela3.A2" office:value-type="string">
            <text:p text:style-name="P24">4. Documentação da configuração do ambiente e diagramas foi bem escrita</text:p>
          </table:table-cell>
        </table:table-row>
        <table:table-row>
          <table:table-cell table:style-name="Tabela3.A2" office:value-type="string">
            <text:p text:style-name="P27">5. Pró-atividade do time em resolver os impedimentos</text:p>
          </table:table-cell>
        </table:table-row>
        <table:table-row>
          <table:table-cell table:style-name="Tabela3.A2" office:value-type="string">
            <text:p text:style-name="P27">6. <text:s/>Pró-atividade do time em buscar novos conhecimentos necessários</text:p>
          </table:table-cell>
        </table:table-row>
      </table:table>
      <text:p text:style-name="P20"/>
      <text:p text:style-name="P7">Problemas a serem resolvidos e metas de melhoria</text:p>
      <text:p text:style-name="P2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<text:span text:style-name="T7">META ESTABELECIDA DA SPRINT ANTERIOR</text:span></text:p>
            <text:p text:style-name="P22"><text:span text:style-name="T7">P</text:span>roblemas a serem resolvidos ou metas de melhoria</text:p>
          </table:table-cell>
          <table:table-cell table:style-name="Tabela2.B1" office:value-type="string">
            <text:p text:style-name="P23">Análise do que ocorreu durante a Sprint</text:p>
          </table:table-cell>
        </table:table-row>
        <table:table-row>
          <table:table-cell table:style-name="Tabela2.A2" office:value-type="string">
            <text:p text:style-name="P24">1. Definição de tarefas</text:p>
          </table:table-cell>
          <table:table-cell table:style-name="Tabela2.B2" office:value-type="string">
            <text:p text:style-name="P24"><text:span text:style-name="T7">Foi pensado </text:span>também na versão entregável ao usuário ao definir as tarefas</text:p>
          </table:table-cell>
        </table:table-row>
        <table:table-row>
          <table:table-cell table:style-name="Tabela2.A2" office:value-type="string">
            <text:p text:style-name="P24">2. Definição de histórias </text:p>
          </table:table-cell>
          <table:table-cell table:style-name="Tabela2.B2" office:value-type="string">
            <text:p text:style-name="P24"><text:span text:style-name="T7">Foi pensado</text:span> também na versão entregável ao usuário ao definir as histórias</text:p>
          </table:table-cell>
        </table:table-row>
        <table:table-row>
          <table:table-cell table:style-name="Tabela2.A2" office:value-type="string">
            <text:p text:style-name="P24">3. Documentação do código</text:p>
          </table:table-cell>
          <table:table-cell table:style-name="Tabela2.B2" office:value-type="string">
            <text:p text:style-name="P26">Não foi realizado</text:p>
          </table:table-cell>
        </table:table-row>
        <table:table-row>
          <table:table-cell table:style-name="Tabela2.A2" office:value-type="string">
            <text:p text:style-name="P24">4. Padronização do código</text:p>
          </table:table-cell>
          <table:table-cell table:style-name="Tabela2.B2" office:value-type="string">
            <text:p text:style-name="P25"><text:span text:style-name="T7">Foi definido</text:span> um padrão coletivamente</text:p>
          </table:table-cell>
        </table:table-row>
        <table:table-row>
          <table:table-cell table:style-name="Tabela2.A2" office:value-type="string">
            <text:p text:style-name="P25">5. Conhecimento da equipe em relação às tecnologias utilizadas</text:p>
          </table:table-cell>
          <table:table-cell table:style-name="Tabela2.B2" office:value-type="string">
            <text:p text:style-name="P26">Não houve necessidade de se utilizar programação pareada</text:p>
          </table:table-cell>
        </table:table-row>
        <table:table-row>
          <table:table-cell table:style-name="Tabela2.A2" office:value-type="string">
            <text:p text:style-name="P25">6. Testes</text:p>
          </table:table-cell>
          <table:table-cell table:style-name="Tabela2.B2" office:value-type="string">
            <text:p text:style-name="P25"><text:span text:style-name="T7">Foi testado</text:span> também com uma visão de usuário final e não somente de desenvolvedor</text:p>
          </table:table-cell>
        </table:table-row>
      </table:table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META DA PRÓXIMA SPRINT</text:p>
            <text:p text:style-name="P32">Problemas a serem resolvidos e metas de melhoria</text:p>
          </table:table-cell>
          <table:table-cell table:style-name="Tabela4.B1" office:value-type="string">
            <text:p text:style-name="P32">Como fazer</text:p>
          </table:table-cell>
        </table:table-row>
        <table:table-row>
          <table:table-cell table:style-name="Tabela4.A2" office:value-type="string">
            <text:p text:style-name="P29"><text:span text:style-name="T8">1</text:span>. Documentação do código</text:p>
          </table:table-cell>
          <table:table-cell table:style-name="Tabela4.B2" office:value-type="string">
            <text:p text:style-name="P29">Criar um padrão de comentários e já <text:span text:style-name="T6">inseri-los no código</text:span> antes de passar a tarefa para 'Aguardando testes'</text:p>
          </table:table-cell>
        </table:table-row>
        <table:table-row>
          <table:table-cell table:style-name="Tabela4.A2" office:value-type="string">
            <text:p text:style-name="P30">2. Quebra de histórias</text:p>
          </table:table-cell>
          <table:table-cell table:style-name="Tabela4.B2" office:value-type="string">
            <text:p text:style-name="P30">Buscar por quebrar mais as histórias. Tarefas menores levam a um melhor fluxo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48:12.093891529</meta:creation-date>
    <dc:date>2016-10-24T11:46:57.788709937</dc:date>
    <meta:editing-duration>PT48M4S</meta:editing-duration>
    <meta:editing-cycles>10</meta:editing-cycles>
    <meta:generator>LibreOffice/4.2.8.2$Linux_X86_64 LibreOffice_project/420m0$Build-2</meta:generator>
    <meta:document-statistic meta:table-count="4" meta:image-count="0" meta:object-count="0" meta:page-count="3" meta:paragraph-count="105" meta:word-count="795" meta:character-count="5129" meta:non-whitespace-character-count="4427"/>
  </office:meta>
</office:document-meta>
</file>